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-0.2458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5361in"/>
    </style:style>
    <style:style style:name="P1" style:family="paragraph" style:parent-style-name="Standard">
      <style:text-properties officeooo:paragraph-rsid="000fb887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officeooo:rsid="003217aa" officeooo:paragraph-rsid="000fb887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3217aa" officeooo:paragraph-rsid="000fb887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3259d4" officeooo:paragraph-rsid="000fb887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350a13" officeooo:paragraph-rsid="000fb887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367f82" officeooo:paragraph-rsid="000fb887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38df6e" officeooo:paragraph-rsid="000fb887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3c789e" officeooo:paragraph-rsid="000fb887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3af402" officeooo:paragraph-rsid="000fb887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3e4102" officeooo:paragraph-rsid="000fb887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3fae4d" officeooo:paragraph-rsid="000fb887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3e7170" officeooo:paragraph-rsid="000fb887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419379" officeooo:paragraph-rsid="000fb887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4349f0" officeooo:paragraph-rsid="000fb887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450c3d" officeooo:paragraph-rsid="000fef8f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48dba7" officeooo:paragraph-rsid="000fb887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588f32" officeooo:paragraph-rsid="000fb887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606b51" officeooo:paragraph-rsid="000fb887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635799" officeooo:paragraph-rsid="000fb887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6e32ff" officeooo:paragraph-rsid="000fb887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703210" officeooo:paragraph-rsid="000fb887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717409" officeooo:paragraph-rsid="000fb887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7431b9" officeooo:paragraph-rsid="000fb887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75f481" officeooo:paragraph-rsid="000fb887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fo:font-style="normal" officeooo:rsid="003259d4" officeooo:paragraph-rsid="000fb887" style:font-size-asian="13pt" style:font-style-asian="normal" style:font-size-complex="13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3pt" fo:font-style="normal" officeooo:rsid="0038df6e" officeooo:paragraph-rsid="000fb887" style:font-size-asian="13pt" style:font-style-asian="normal" style:font-size-complex="13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3pt" fo:font-style="normal" officeooo:rsid="003e7170" officeooo:paragraph-rsid="000fb887" style:font-size-asian="13pt" style:font-style-asian="normal" style:font-size-complex="13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font-style="normal" officeooo:paragraph-rsid="000fb887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officeooo:paragraph-rsid="000fb887"/>
    </style:style>
    <style:style style:name="P30" style:family="paragraph" style:parent-style-name="Table_20_Contents">
      <style:paragraph-properties fo:text-align="center" style:justify-single-word="false"/>
      <style:text-properties officeooo:paragraph-rsid="001181e3"/>
    </style:style>
    <style:style style:name="P31" style:family="paragraph" style:parent-style-name="Table_20_Contents">
      <style:paragraph-properties fo:text-align="center" style:justify-single-word="false"/>
      <style:text-properties officeooo:paragraph-rsid="0011f6d3"/>
    </style:style>
    <style:style style:name="P32" style:family="paragraph" style:parent-style-name="Table_20_Contents">
      <style:paragraph-properties fo:text-align="center" style:justify-single-word="false"/>
      <style:text-properties officeooo:paragraph-rsid="0013df3a"/>
    </style:style>
    <style:style style:name="P33" style:family="paragraph" style:parent-style-name="Table_20_Contents">
      <style:paragraph-properties fo:text-align="center" style:justify-single-word="false"/>
      <style:text-properties officeooo:paragraph-rsid="00140075"/>
    </style:style>
    <style:style style:name="P34" style:family="paragraph" style:parent-style-name="Table_20_Contents">
      <style:paragraph-properties fo:text-align="center" style:justify-single-word="false"/>
      <style:text-properties officeooo:paragraph-rsid="0015d698"/>
    </style:style>
    <style:style style:name="P35" style:family="paragraph" style:parent-style-name="Table_20_Contents">
      <style:paragraph-properties fo:text-align="center" style:justify-single-word="false"/>
      <style:text-properties officeooo:paragraph-rsid="001689ff"/>
    </style:style>
    <style:style style:name="P36" style:family="paragraph" style:parent-style-name="Table_20_Contents">
      <style:paragraph-properties fo:text-align="center" style:justify-single-word="false"/>
      <style:text-properties officeooo:paragraph-rsid="00246ab6"/>
    </style:style>
    <style:style style:name="P37" style:family="paragraph" style:parent-style-name="Table_20_Contents">
      <style:paragraph-properties fo:text-align="center" style:justify-single-word="false"/>
      <style:text-properties officeooo:rsid="004f499b" officeooo:paragraph-rsid="000fb887"/>
    </style:style>
    <style:style style:name="P38" style:family="paragraph" style:parent-style-name="Table_20_Contents">
      <style:paragraph-properties fo:text-align="center" style:justify-single-word="false"/>
      <style:text-properties officeooo:rsid="005ba577" officeooo:paragraph-rsid="000fb887"/>
    </style:style>
    <style:style style:name="P39" style:family="paragraph" style:parent-style-name="Table_20_Contents">
      <style:paragraph-properties fo:text-align="center" style:justify-single-word="false"/>
      <style:text-properties officeooo:rsid="005dacae" officeooo:paragraph-rsid="0018a42c"/>
    </style:style>
    <style:style style:name="P40" style:family="paragraph" style:parent-style-name="Table_20_Contents">
      <style:paragraph-properties fo:text-align="center" style:justify-single-word="false"/>
      <style:text-properties officeooo:rsid="0062ab8b" officeooo:paragraph-rsid="000fb887"/>
    </style:style>
    <style:style style:name="P41" style:family="paragraph" style:parent-style-name="Table_20_Contents">
      <style:paragraph-properties fo:text-align="center" style:justify-single-word="false"/>
      <style:text-properties officeooo:rsid="006943d0" officeooo:paragraph-rsid="000fb887"/>
    </style:style>
    <style:style style:name="P42" style:family="paragraph" style:parent-style-name="Table_20_Contents">
      <style:paragraph-properties fo:text-align="center" style:justify-single-word="false"/>
      <style:text-properties officeooo:rsid="00703210" officeooo:paragraph-rsid="000fb887"/>
    </style:style>
    <style:style style:name="P43" style:family="paragraph" style:parent-style-name="Table_20_Contents">
      <style:paragraph-properties fo:text-align="center" style:justify-single-word="false"/>
      <style:text-properties officeooo:rsid="00703210" officeooo:paragraph-rsid="001eab44"/>
    </style:style>
    <style:style style:name="P44" style:family="paragraph" style:parent-style-name="Table_20_Contents">
      <style:paragraph-properties fo:text-align="center" style:justify-single-word="false"/>
      <style:text-properties officeooo:rsid="00703210" officeooo:paragraph-rsid="002b79ae"/>
    </style:style>
    <style:style style:name="P45" style:family="paragraph" style:parent-style-name="Table_20_Contents">
      <style:paragraph-properties fo:text-align="center" style:justify-single-word="false"/>
      <style:text-properties officeooo:rsid="00717409" officeooo:paragraph-rsid="000fb887"/>
    </style:style>
    <style:style style:name="P46" style:family="paragraph" style:parent-style-name="Table_20_Contents">
      <style:paragraph-properties fo:text-align="center" style:justify-single-word="false"/>
      <style:text-properties officeooo:rsid="00717409" officeooo:paragraph-rsid="00240e3d"/>
    </style:style>
    <style:style style:name="P47" style:family="paragraph" style:parent-style-name="Table_20_Contents">
      <style:paragraph-properties fo:text-align="center" style:justify-single-word="false"/>
      <style:text-properties officeooo:rsid="007431b9" officeooo:paragraph-rsid="000fb887"/>
    </style:style>
    <style:style style:name="P48" style:family="paragraph" style:parent-style-name="Table_20_Contents">
      <style:paragraph-properties fo:text-align="center" style:justify-single-word="false"/>
      <style:text-properties officeooo:rsid="007431b9" officeooo:paragraph-rsid="00266498"/>
    </style:style>
    <style:style style:name="P49" style:family="paragraph" style:parent-style-name="Table_20_Contents">
      <style:paragraph-properties fo:text-align="center" style:justify-single-word="false"/>
      <style:text-properties officeooo:rsid="007431b9" officeooo:paragraph-rsid="0027ca6b"/>
    </style:style>
    <style:style style:name="P50" style:family="paragraph" style:parent-style-name="Table_20_Contents">
      <style:paragraph-properties fo:text-align="center" style:justify-single-word="false"/>
      <style:text-properties officeooo:rsid="0075f481" officeooo:paragraph-rsid="000fb887"/>
    </style:style>
    <style:style style:name="P51" style:family="paragraph" style:parent-style-name="Table_20_Contents">
      <style:paragraph-properties fo:text-align="center" style:justify-single-word="false"/>
      <style:text-properties officeooo:rsid="0075f481" officeooo:paragraph-rsid="0028f669"/>
    </style:style>
    <style:style style:name="T1" style:family="text">
      <style:text-properties fo:font-size="13pt" officeooo:rsid="00350a13" style:font-size-asian="13pt" style:font-size-complex="13pt"/>
    </style:style>
    <style:style style:name="T2" style:family="text">
      <style:text-properties fo:font-size="13pt" officeooo:rsid="00378340" style:font-size-asian="13pt" style:font-size-complex="13pt"/>
    </style:style>
    <style:style style:name="T3" style:family="text">
      <style:text-properties fo:font-size="13pt" officeooo:rsid="00367f82" style:font-size-asian="13pt" style:font-size-complex="13pt"/>
    </style:style>
    <style:style style:name="T4" style:family="text">
      <style:text-properties fo:font-size="13pt" officeooo:rsid="003e7170" style:font-size-asian="13pt" style:font-size-complex="13pt"/>
    </style:style>
    <style:style style:name="T5" style:family="text">
      <style:text-properties fo:font-size="13pt" officeooo:rsid="004349f0" style:font-size-asian="13pt" style:font-size-complex="13pt"/>
    </style:style>
    <style:style style:name="T6" style:family="text">
      <style:text-properties fo:font-size="13pt" officeooo:rsid="004aad7e" style:font-size-asian="13pt" style:font-size-complex="13pt"/>
    </style:style>
    <style:style style:name="T7" style:family="text">
      <style:text-properties fo:font-size="13pt" officeooo:rsid="00450c3d" style:font-size-asian="13pt" style:font-size-complex="13pt"/>
    </style:style>
    <style:style style:name="T8" style:family="text">
      <style:text-properties fo:font-size="13pt" officeooo:rsid="004b882d" style:font-size-asian="13pt" style:font-size-complex="13pt"/>
    </style:style>
    <style:style style:name="T9" style:family="text">
      <style:text-properties fo:font-size="13pt" officeooo:rsid="0046fafe" style:font-size-asian="13pt" style:font-size-complex="13pt"/>
    </style:style>
    <style:style style:name="T10" style:family="text">
      <style:text-properties fo:font-size="13pt" officeooo:rsid="004e0c3e" style:font-size-asian="13pt" style:font-size-complex="13pt"/>
    </style:style>
    <style:style style:name="T11" style:family="text">
      <style:text-properties fo:font-size="13pt" officeooo:rsid="004dab5c" style:font-size-asian="13pt" style:font-size-complex="13pt"/>
    </style:style>
    <style:style style:name="T12" style:family="text">
      <style:text-properties fo:font-size="13pt" officeooo:rsid="004d734f" style:font-size-asian="13pt" style:font-size-complex="13pt"/>
    </style:style>
    <style:style style:name="T13" style:family="text">
      <style:text-properties officeooo:rsid="003e7170"/>
    </style:style>
    <style:style style:name="T14" style:family="text">
      <style:text-properties officeooo:rsid="003fae4d"/>
    </style:style>
    <style:style style:name="T15" style:family="text">
      <style:text-properties officeooo:rsid="0046fafe"/>
    </style:style>
    <style:style style:name="T16" style:family="text">
      <style:text-properties officeooo:rsid="005613e1"/>
    </style:style>
    <style:style style:name="T17" style:family="text">
      <style:text-properties officeooo:rsid="00580beb"/>
    </style:style>
    <style:style style:name="T18" style:family="text">
      <style:text-properties officeooo:rsid="004f499b"/>
    </style:style>
    <style:style style:name="T19" style:family="text">
      <style:text-properties officeooo:rsid="005a9fa4"/>
    </style:style>
    <style:style style:name="T20" style:family="text">
      <style:text-properties officeooo:rsid="0058ce00"/>
    </style:style>
    <style:style style:name="T21" style:family="text">
      <style:text-properties officeooo:rsid="005ebf01"/>
    </style:style>
    <style:style style:name="T22" style:family="text">
      <style:text-properties officeooo:rsid="005e43e8"/>
    </style:style>
    <style:style style:name="T23" style:family="text">
      <style:text-properties officeooo:rsid="005ba577"/>
    </style:style>
    <style:style style:name="T24" style:family="text">
      <style:text-properties officeooo:rsid="00620e77"/>
    </style:style>
    <style:style style:name="T25" style:family="text">
      <style:text-properties officeooo:rsid="005dacae"/>
    </style:style>
    <style:style style:name="T26" style:family="text">
      <style:text-properties officeooo:rsid="00623fa0"/>
    </style:style>
    <style:style style:name="T27" style:family="text">
      <style:text-properties officeooo:rsid="00633b4f"/>
    </style:style>
    <style:style style:name="T28" style:family="text">
      <style:text-properties officeooo:rsid="0062ab8b"/>
    </style:style>
    <style:style style:name="T29" style:family="text">
      <style:text-properties officeooo:rsid="00640dda"/>
    </style:style>
    <style:style style:name="T30" style:family="text">
      <style:text-properties officeooo:rsid="0065d35a"/>
    </style:style>
    <style:style style:name="T31" style:family="text">
      <style:text-properties officeooo:rsid="006a303a"/>
    </style:style>
    <style:style style:name="T32" style:family="text">
      <style:text-properties officeooo:rsid="00717409"/>
    </style:style>
    <style:style style:name="T33" style:family="text">
      <style:text-properties officeooo:rsid="0071b2a3"/>
    </style:style>
    <style:style style:name="T34" style:family="text">
      <style:text-properties officeooo:rsid="0012044a"/>
    </style:style>
    <style:style style:name="T35" style:family="text">
      <style:text-properties officeooo:rsid="002b79ae"/>
    </style:style>
    <style:style style:name="T36" style:family="text">
      <style:text-properties officeooo:rsid="002d69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83596776560">
          <table:table-cell table:style-name="Table1.A1" office:value-type="string">
            <text:p text:style-name="P2">Api Description</text:p>
          </table:table-cell>
          <table:table-cell table:style-name="Table1.A1" office:value-type="string">
            <text:p text:style-name="P2">Api route</text:p>
          </table:table-cell>
          <table:table-cell table:style-name="Table1.C1" office:value-type="string">
            <text:p text:style-name="P2">HTTP Methods</text:p>
          </table:table-cell>
        </table:table-row>
        <table:table-row table:style-name="TableLine93983596825344">
          <table:table-cell table:style-name="Table1.A2" office:value-type="string">
            <text:p text:style-name="P3">Get all hotels</text:p>
          </table:table-cell>
          <table:table-cell table:style-name="Table1.A2" office:value-type="string">
            <text:p text:style-name="P25">api/v1/hotels</text:p>
          </table:table-cell>
          <table:table-cell table:style-name="Table1.C2" office:value-type="string">
            <text:p text:style-name="P4">GET</text:p>
          </table:table-cell>
        </table:table-row>
        <table:table-row table:style-name="TableLine93983596951072">
          <table:table-cell table:style-name="Table1.A2" office:value-type="string">
            <text:p text:style-name="P3">Get all tours</text:p>
          </table:table-cell>
          <table:table-cell table:style-name="Table1.A2" office:value-type="string">
            <text:p text:style-name="P25">api/v1/tours</text:p>
          </table:table-cell>
          <table:table-cell table:style-name="Table1.C2" office:value-type="string">
            <text:p text:style-name="P4">GET</text:p>
          </table:table-cell>
        </table:table-row>
        <table:table-row table:style-name="TableLine93983596951920">
          <table:table-cell table:style-name="Table1.A2" office:value-type="string">
            <text:p text:style-name="P3">Get all activities</text:p>
          </table:table-cell>
          <table:table-cell table:style-name="Table1.A2" office:value-type="string">
            <text:p text:style-name="P25">api/v1/activities</text:p>
          </table:table-cell>
          <table:table-cell table:style-name="Table1.C2" office:value-type="string">
            <text:p text:style-name="P4">GET</text:p>
          </table:table-cell>
        </table:table-row>
        <table:table-row table:style-name="TableLine93983596952768">
          <table:table-cell table:style-name="Table1.A2" office:value-type="string">
            <text:p text:style-name="P5">Get specific hotel</text:p>
          </table:table-cell>
          <table:table-cell table:style-name="Table1.A2" office:value-type="string">
            <text:p text:style-name="P28"><text:span text:style-name="T1">api/v1/hotels/{hote</text:span><text:span text:style-name="T2">lI</text:span><text:span text:style-name="T1">d}</text:span>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3983596953648">
          <table:table-cell table:style-name="Table1.A2" office:value-type="string">
            <text:p text:style-name="P6">Get specific tour</text:p>
          </table:table-cell>
          <table:table-cell table:style-name="Table1.A2" office:value-type="string">
            <text:p text:style-name="P28"><text:span text:style-name="T1">api/v1/</text:span><text:span text:style-name="T3">tours</text:span><text:span text:style-name="T1">/{</text:span><text:span text:style-name="T3">tourId</text:span><text:span text:style-name="T1">}</text:span>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3983596954560">
          <table:table-cell table:style-name="Table1.A2" office:value-type="string">
            <text:p text:style-name="P6">Get specific activity</text:p>
          </table:table-cell>
          <table:table-cell table:style-name="Table1.A2" office:value-type="string">
            <text:p text:style-name="P28"><text:span text:style-name="T4">api</text:span><text:span text:style-name="T1">/v1/</text:span><text:span text:style-name="T3">activities</text:span><text:span text:style-name="T1">/{</text:span><text:span text:style-name="T3">activityId</text:span><text:span text:style-name="T1">}</text:span>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3983596955520">
          <table:table-cell table:style-name="Table1.A2" office:value-type="string">
            <text:p text:style-name="P7">Signin user</text:p>
          </table:table-cell>
          <table:table-cell table:style-name="Table1.A2" office:value-type="string">
            <text:p text:style-name="P26">api/v1/auth/signin</text:p>
          </table:table-cell>
          <table:table-cell table:style-name="Table1.C2" office:value-type="string">
            <text:p text:style-name="P8">POST</text:p>
          </table:table-cell>
        </table:table-row>
        <table:table-row table:style-name="TableLine93983596956480">
          <table:table-cell table:style-name="Table1.A2" office:value-type="string">
            <text:p text:style-name="P7">Signup user</text:p>
          </table:table-cell>
          <table:table-cell table:style-name="Table1.A2" office:value-type="string">
            <text:p text:style-name="P26">api/v1/auth/signup</text:p>
          </table:table-cell>
          <table:table-cell table:style-name="Table1.C2" office:value-type="string">
            <text:p text:style-name="P8">POST</text:p>
          </table:table-cell>
        </table:table-row>
        <table:table-row table:style-name="TableLine93983596957360">
          <table:table-cell table:style-name="Table1.A2" office:value-type="string">
            <text:p text:style-name="P7">Logout user</text:p>
          </table:table-cell>
          <table:table-cell table:style-name="Table1.A2" office:value-type="string">
            <text:p text:style-name="P26">api/v1/auth/logout</text:p>
          </table:table-cell>
          <table:table-cell table:style-name="Table1.C2" office:value-type="string">
            <text:p text:style-name="P8">POST</text:p>
          </table:table-cell>
        </table:table-row>
        <table:table-row table:style-name="TableLine93983596958320">
          <table:table-cell table:style-name="Table1.A2" office:value-type="string">
            <text:p text:style-name="P9">Get <text:span text:style-name="T13">all</text:span> user<text:span text:style-name="T13">s</text:span></text:p>
          </table:table-cell>
          <table:table-cell table:style-name="Table1.A2" office:value-type="string">
            <text:p text:style-name="P27">api/v1/users</text:p>
          </table:table-cell>
          <table:table-cell table:style-name="Table1.C2" office:value-type="string">
            <text:p text:style-name="P10">GET</text:p>
          </table:table-cell>
        </table:table-row>
        <table:table-row table:style-name="TableLine93983596959280">
          <table:table-cell table:style-name="Table1.A2" office:value-type="string">
            <text:p text:style-name="P11">Get specific user</text:p>
          </table:table-cell>
          <table:table-cell table:style-name="Table1.A2" office:value-type="string">
            <text:p text:style-name="P12">api/v1/users/<text:span text:style-name="T14">{userId}</text:span></text:p>
          </table:table-cell>
          <table:table-cell table:style-name="Table1.C2" office:value-type="string">
            <text:p text:style-name="P13">GET</text:p>
          </table:table-cell>
        </table:table-row>
        <table:table-row table:style-name="TableLine93983596960240">
          <table:table-cell table:style-name="Table1.A2" office:value-type="string">
            <text:p text:style-name="P14">Get rating of a hotel using pagination</text:p>
          </table:table-cell>
          <table:table-cell table:style-name="Table1.A2" office:value-type="string">
            <text:p text:style-name="P15">api/v1/hotels/{hotelId}/ratings?<text:span text:style-name="T15">offset={offset}&amp;limit={limit}</text:span></text:p>
          </table:table-cell>
          <table:table-cell table:style-name="Table1.C2" office:value-type="string">
            <text:p text:style-name="P16">GET</text:p>
          </table:table-cell>
        </table:table-row>
        <table:table-row table:style-name="TableLine93983596961200">
          <table:table-cell table:style-name="Table1.A2" office:value-type="string">
            <text:p text:style-name="P29"><text:span text:style-name="T5">Get rating of a </text:span><text:span text:style-name="T6">tour</text:span><text:span text:style-name="T5"> using pagination</text:span></text:p>
          </table:table-cell>
          <table:table-cell table:style-name="Table1.A2" office:value-type="string">
            <text:p text:style-name="P30"><text:span text:style-name="T7">api/v1/</text:span><text:span text:style-name="T6">tour</text:span><text:span text:style-name="T8">s</text:span><text:span text:style-name="T7">/{</text:span><text:span text:style-name="T6">tourId</text:span><text:span text:style-name="T7">}/ratings?</text:span><text:span text:style-name="T9">offset={offset}&amp;limit={limit}</text:span></text:p>
          </table:table-cell>
          <table:table-cell table:style-name="Table1.C2" office:value-type="string">
            <text:p text:style-name="P16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5">Get rating of a</text:span><text:span text:style-name="T10">n</text:span><text:span text:style-name="T5"> </text:span><text:span text:style-name="T11">activity</text:span><text:span text:style-name="T5"> using pagination</text:span></text:p>
          </table:table-cell>
          <table:table-cell table:style-name="Table1.A2" office:value-type="string">
            <text:p text:style-name="P31"><text:span text:style-name="T7">api/v1/</text:span><text:span text:style-name="T12">activities</text:span><text:span text:style-name="T7">/{</text:span><text:span text:style-name="T12">activity</text:span><text:span text:style-name="T7">Id}/ratings?</text:span><text:span text:style-name="T9">offset={offset}&amp;limit={limit}</text:span></text:p>
          </table:table-cell>
          <table:table-cell table:style-name="Table1.C2" office:value-type="string">
            <text:p text:style-name="P16">GET</text:p>
          </table:table-cell>
        </table:table-row>
        <table:table-row table:style-name="Table1.15">
          <table:table-cell table:style-name="Table1.A2" office:value-type="string">
            <text:p text:style-name="P37">Get hotel bookings <text:span text:style-name="T16">of a specific hotel</text:span></text:p>
          </table:table-cell>
          <table:table-cell table:style-name="Table1.A2" office:value-type="string">
            <text:p text:style-name="P37">api/v1/<text:span text:style-name="T17">hotels/{hotelId}/</text:span><text:span text:style-name="T34">bookings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18">Get </text:span><text:span text:style-name="T19">tour</text:span><text:span text:style-name="T18"> bookings </text:span><text:span text:style-name="T16">of a specific </text:span><text:span text:style-name="T20">tour</text:span></text:p>
          </table:table-cell>
          <table:table-cell table:style-name="Table1.A2" office:value-type="string">
            <text:p text:style-name="P32"><text:span text:style-name="T18">api/v1</text:span><text:span text:style-name="T17">/</text:span><text:span text:style-name="T20">tours</text:span><text:span text:style-name="T17">/{</text:span><text:span text:style-name="T20">tourId</text:span><text:span text:style-name="T17">}</text:span><text:span text:style-name="T18">/</text:span><text:span text:style-name="T17">bookings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18">Get </text:span><text:span text:style-name="T19">acitivity</text:span><text:span text:style-name="T18"> bookings </text:span><text:span text:style-name="T16">of a specific </text:span><text:span text:style-name="T20">activity</text:span></text:p>
          </table:table-cell>
          <table:table-cell table:style-name="Table1.A2" office:value-type="string">
            <text:p text:style-name="P33"><text:span text:style-name="T18">api/v1</text:span><text:span text:style-name="T17">/</text:span><text:span text:style-name="T20">activities</text:span><text:span text:style-name="T17">/{</text:span><text:span text:style-name="T20">activityId</text:span><text:span text:style-name="T17">}</text:span><text:span text:style-name="T18">/</text:span><text:span text:style-name="T17">bookings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1.15">
          <table:table-cell table:style-name="Table1.A2" office:value-type="string">
            <text:p text:style-name="P38">Get hotel bookings of a specific user</text:p>
          </table:table-cell>
          <table:table-cell table:style-name="Table1.A2" office:value-type="string">
            <text:p text:style-name="P39">api/v1/users/<text:span text:style-name="T21">{userId}</text:span>/<text:span text:style-name="T22">hotels</text:span><text:span text:style-name="T21">/</text:span>bookings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23">Get </text:span><text:span text:style-name="T24">tour</text:span><text:span text:style-name="T23"> bookings of a specific user</text:span></text:p>
          </table:table-cell>
          <table:table-cell table:style-name="Table1.A2" office:value-type="string">
            <text:p text:style-name="P34"><text:span text:style-name="T25">api/v1/users/</text:span><text:span text:style-name="T21">{userId}</text:span><text:span text:style-name="T25">/</text:span><text:span text:style-name="T24">tours</text:span><text:span text:style-name="T21">/</text:span><text:span text:style-name="T25">bookings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23">Get </text:span><text:span text:style-name="T26">activity</text:span><text:span text:style-name="T23"> bookings of a specific user</text:span></text:p>
          </table:table-cell>
          <table:table-cell table:style-name="Table1.A2" office:value-type="string">
            <text:p text:style-name="P35"><text:span text:style-name="T25">api/v1/users/</text:span><text:span text:style-name="T21">{userId}</text:span><text:span text:style-name="T25">/</text:span><text:span text:style-name="T26">activities</text:span><text:span text:style-name="T21">/</text:span><text:span text:style-name="T25">bookings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40">Reserve bookings of a specific hotel</text:p>
          </table:table-cell>
          <table:table-cell table:style-name="Table1.A2" office:value-type="string">
            <text:p text:style-name="P40">api/v1<text:span text:style-name="T27">/hotels/{hotelId}/reserve-booking</text:span></text:p>
          </table:table-cell>
          <table:table-cell table:style-name="Table1.C2" office:value-type="string">
            <text:p text:style-name="P19">POST</text:p>
          </table:table-cell>
        </table:table-row>
        <text:soft-page-break/>
        <table:table-row table:style-name="Table1.15">
          <table:table-cell table:style-name="Table1.A2" office:value-type="string">
            <text:p text:style-name="P29"><text:span text:style-name="T28">Reserve bookings of a specific </text:span><text:span text:style-name="T29">tour</text:span></text:p>
          </table:table-cell>
          <table:table-cell table:style-name="Table1.A2" office:value-type="string">
            <text:p text:style-name="P29"><text:span text:style-name="T28">api/v1</text:span><text:span text:style-name="T27">/</text:span><text:span text:style-name="T30">tours</text:span><text:span text:style-name="T27">/{</text:span><text:span text:style-name="T30">tour</text:span><text:span text:style-name="T27">Id}/reserve-booking</text:span></text:p>
          </table:table-cell>
          <table:table-cell table:style-name="Table1.C2" office:value-type="string">
            <text:p text:style-name="P19">POST</text:p>
          </table:table-cell>
        </table:table-row>
        <table:table-row table:style-name="Table1.15">
          <table:table-cell table:style-name="Table1.A2" office:value-type="string">
            <text:p text:style-name="P29"><text:span text:style-name="T28">Reserve bookings of a specific </text:span><text:span text:style-name="T29">activity</text:span></text:p>
          </table:table-cell>
          <table:table-cell table:style-name="Table1.A2" office:value-type="string">
            <text:p text:style-name="P29"><text:span text:style-name="T28">api/v1</text:span><text:span text:style-name="T27">/</text:span><text:span text:style-name="T30">activities</text:span><text:span text:style-name="T27">/{</text:span><text:span text:style-name="T30">activity</text:span><text:span text:style-name="T27">Id}/reserve-booking</text:span></text:p>
          </table:table-cell>
          <table:table-cell table:style-name="Table1.C2" office:value-type="string">
            <text:p text:style-name="P19">POST</text:p>
          </table:table-cell>
        </table:table-row>
        <table:table-row table:style-name="Table1.15">
          <table:table-cell table:style-name="Table1.A2" office:value-type="string">
            <text:p text:style-name="P41">Get available booking date<text:span text:style-name="T31">s</text:span> for a hotel</text:p>
          </table:table-cell>
          <table:table-cell table:style-name="Table1.A2" office:value-type="string">
            <text:p text:style-name="P43">api/v1/hotels/{hotelId}/booking-dates?<text:span text:style-name="T35">month=’</text:span><text:span text:style-name="T36">m</text:span><text:span text:style-name="T35">’&amp;year=’</text:span><text:span text:style-name="T36">y</text:span><text:span text:style-name="T35">’</text:span></text:p>
          </table:table-cell>
          <table:table-cell table:style-name="Table1.C2" office:value-type="string">
            <text:p text:style-name="P20">GET</text:p>
          </table:table-cell>
        </table:table-row>
        <table:table-row table:style-name="Table1.15">
          <table:table-cell table:style-name="Table1.A2" office:value-type="string">
            <text:p text:style-name="P42">Get available booking dates for a tour</text:p>
          </table:table-cell>
          <table:table-cell table:style-name="Table1.A2" office:value-type="string">
            <text:p text:style-name="P44">api/v1/tours/{tourId}/booking-dates?<text:span text:style-name="T35">month=’</text:span><text:span text:style-name="T36">m</text:span><text:span text:style-name="T35">’&amp;year=’</text:span><text:span text:style-name="T36">y</text:span><text:span text:style-name="T35">’</text:span></text:p>
          </table:table-cell>
          <table:table-cell table:style-name="Table1.C2" office:value-type="string">
            <text:p text:style-name="P21">GET</text:p>
          </table:table-cell>
        </table:table-row>
        <table:table-row table:style-name="Table1.15">
          <table:table-cell table:style-name="Table1.A2" office:value-type="string">
            <text:p text:style-name="P45">Get instructor for a specific activity</text:p>
          </table:table-cell>
          <table:table-cell table:style-name="Table1.A2" office:value-type="string">
            <text:p text:style-name="P46">api/v1/activities/{activityId}/instructors</text:p>
          </table:table-cell>
          <table:table-cell table:style-name="Table1.C2" office:value-type="string">
            <text:p text:style-name="P22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32">Get instructor for a specific </text:span><text:span text:style-name="T33">tour</text:span></text:p>
          </table:table-cell>
          <table:table-cell table:style-name="Table1.A2" office:value-type="string">
            <text:p text:style-name="P36"><text:span text:style-name="T32">api/v1/</text:span><text:span text:style-name="T33">tours</text:span><text:span text:style-name="T32">/{</text:span><text:span text:style-name="T33">tour</text:span><text:span text:style-name="T32">Id}/instructors</text:span></text:p>
          </table:table-cell>
          <table:table-cell table:style-name="Table1.C2" office:value-type="string">
            <text:p text:style-name="P22">GET</text:p>
          </table:table-cell>
        </table:table-row>
        <table:table-row table:style-name="Table1.15">
          <table:table-cell table:style-name="Table1.A2" office:value-type="string">
            <text:p text:style-name="P47">Get images of a specific hotel</text:p>
          </table:table-cell>
          <table:table-cell table:style-name="Table1.A2" office:value-type="string">
            <text:p text:style-name="P48">api/v1/hotels/{hotelId}/images</text:p>
          </table:table-cell>
          <table:table-cell table:style-name="Table1.C2" office:value-type="string">
            <text:p text:style-name="P23">GET</text:p>
          </table:table-cell>
        </table:table-row>
        <table:table-row table:style-name="Table1.15">
          <table:table-cell table:style-name="Table1.A2" office:value-type="string">
            <text:p text:style-name="P47">Get images of a specific tour</text:p>
          </table:table-cell>
          <table:table-cell table:style-name="Table1.A2" office:value-type="string">
            <text:p text:style-name="P49">api/v1/tours/{tourId}/images</text:p>
          </table:table-cell>
          <table:table-cell table:style-name="Table1.C2" office:value-type="string">
            <text:p text:style-name="P23">GET</text:p>
          </table:table-cell>
        </table:table-row>
        <table:table-row table:style-name="Table1.15">
          <table:table-cell table:style-name="Table1.A2" office:value-type="string">
            <text:p text:style-name="P50">Get images of a specific activity</text:p>
          </table:table-cell>
          <table:table-cell table:style-name="Table1.A2" office:value-type="string">
            <text:p text:style-name="P51">api/v1/activities/{activityId}/images</text:p>
          </table:table-cell>
          <table:table-cell table:style-name="Table1.C2" office:value-type="string">
            <text:p text:style-name="P24">GET</text:p>
          </table:table-cell>
        </table:table-row>
        <table:table-row table:style-name="Table1.15">
          <table:table-cell table:style-name="Table1.A2" office:value-type="string">
            <text:p text:style-name="P50">Get address of a specific hotel</text:p>
          </table:table-cell>
          <table:table-cell table:style-name="Table1.A2" office:value-type="string">
            <text:p text:style-name="P50">api/v1/hotels/{hotelId}/address</text:p>
          </table:table-cell>
          <table:table-cell table:style-name="Table1.C2" office:value-type="string">
            <text:p text:style-name="P24">G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2:29:54.843899604</meta:creation-date>
    <dc:date>2022-11-18T07:48:47.264593761</dc:date>
    <meta:editing-duration>PT46M57S</meta:editing-duration>
    <meta:editing-cycles>26</meta:editing-cycles>
    <meta:generator>LibreOffice/6.4.7.2$Linux_X86_64 LibreOffice_project/40$Build-2</meta:generator>
    <meta:document-statistic meta:table-count="1" meta:image-count="0" meta:object-count="0" meta:page-count="2" meta:paragraph-count="97" meta:word-count="229" meta:character-count="2070" meta:non-whitespace-character-count="1936"/>
  </office:meta>
</office:document-meta>
</file>